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f8376" officeooo:paragraph-rsid="000f8376" style:font-size-asian="15.75pt" style:font-size-complex="18pt"/>
    </style:style>
    <style:style style:name="P2" style:family="paragraph" style:parent-style-name="Standard" style:list-style-name="L1">
      <style:text-properties fo:font-size="18pt" officeooo:rsid="000f8376" officeooo:paragraph-rsid="000f8376" style:font-size-asian="15.75pt" style:font-size-complex="1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Algoritmo para conversão de número decimal para base 2 (binário)</text:p>
      <text:p text:style-name="P1"/>
      <text:list xml:id="list508841551" text:style-name="L1">
        <text:list-item>
          <text:p text:style-name="P2">Divida o número decimal por 2</text:p>
        </text:list-item>
        <text:list-item>
          <text:p text:style-name="P2">Anote o resto (0 ou 1) em outra parte do papel</text:p>
        </text:list-item>
        <text:list-item>
          <text:p text:style-name="P2">Se o quociente do passo 1 é maior ou igual a 2:</text:p>
          <text:p text:style-name="P2">3.1.<text:tab/>Repita a partir do passo 1 usando o quociente e anotando o resto à esquerda do resto já anotado</text:p>
        </text:list-item>
        <text:list-item>
          <text:p text:style-name="P2">Se não:</text:p>
          <text:p text:style-name="P2">4.1. Anote o quociente à esquerda do resto já anotado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16T09:40:48</meta:creation-date>
    <dc:date>2012-07-16T11:44:24</dc:date>
    <meta:editing-duration>PT00H19M02S</meta:editing-duration>
    <meta:editing-cycles>2</meta:editing-cycles>
    <meta:generator>OpenOffice.org/3.2$Linux OpenOffice.org_project/320m19$Build-9505</meta:generator>
    <meta:document-statistic meta:table-count="0" meta:image-count="0" meta:object-count="0" meta:page-count="1" meta:paragraph-count="7" meta:word-count="75" meta:character-count="355"/>
  </office:meta>
</office:document-meta>
</file>